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6.94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ro4" style:family="table-row">
      <style:table-row-properties style:row-height="5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Handl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Objects disappear when the viewport exceeds the geometric bounds of the old object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s clip through the floor when their vertices are altered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 center of mass of a modified mesh object remains unchanged by vertex alteration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reed BGE data causes script failure – Keeping track of BGE objects in lists and dictionaries needs a more simplified and sound solutio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e to files being constantly rewritten, SSD drives are not recommended for storing the game’s file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 Python HTTP Server is a severe security risk – recommended change to Flask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 Users must install Python3.4 – Newer available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w user server attempt shows no objects under some circumstances, but clients can joi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/00/0000</text:date>, <text:time style:data-style-name="N2" text:time-value="14:54:24.687523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2:37.197733005</meta:creation-date>
    <dc:date>2017-10-09T14:54:57.902250632</dc:date>
    <meta:editing-duration>PT9H22M54S</meta:editing-duration>
    <meta:editing-cycles>8</meta:editing-cycles>
    <meta:generator>LibreOffice/5.4.1.2$Linux_X86_64 LibreOffice_project/40m0$Build-2</meta:generator>
    <meta:document-statistic meta:table-count="1" meta:cell-count="19" meta:object-count="0"/>
  </office:meta>
</office:document-meta>
</file>